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2cm" fo:min-width="5.282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5.69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5.698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3.448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cm" fo:min-width="0.5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5cm" fo:min-width="2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32cm" fo:min-width="7.54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6.0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6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5.461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0.75cm" fo:min-width="1.613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948cm" fo:min-width="5.461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0.4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598cm" fo:min-width="0.748cm" fo:padding-top="0.151cm" fo:padding-bottom="0.151cm" fo:padding-left="0.276cm" fo:padding-right="0.276cm"/>
      <style:paragraph-properties style:writing-mode="lr-tb"/>
    </style:style>
    <style:style style:name="gr19" style:family="graphic" style:parent-style-name="objectwithoutfill">
      <style:graphic-properties draw:stroke="dash" draw:stroke-dash="Dash_20__28_Rounded_29_" svg:stroke-width="0.053cm" svg:stroke-color="#000000" draw:marker-start-width="0.279cm" draw:marker-end="Extrémités_20_de_20_flèche_20_5" draw:marker-end-width="0.379cm" svg:stroke-linecap="round" draw:fill="none" draw:textarea-vertical-align="middle" fo:padding-top="0.026cm" fo:padding-bottom="0.026cm" fo:padding-left="0.026cm" fo:padding-right="0.026cm"/>
    </style:style>
    <style:style style:name="gr20" style:family="graphic" style:parent-style-name="objectwithoutfill">
      <style:graphic-properties draw:stroke="dash" draw:stroke-dash="Dash" svg:stroke-width="0.053cm" svg:stroke-color="#000000" draw:marker-start-width="0.279cm" draw:marker-end="Extrémités_20_de_20_flèche_20_6" draw:marker-end-width="0.379cm" svg:stroke-linecap="butt" draw:fill="none" draw:textarea-vertical-align="middle" fo:padding-top="0.026cm" fo:padding-bottom="0.026cm" fo:padding-left="0.026cm" fo:padding-right="0.02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999cm" fo:min-width="9.4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7.26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.7cm" fo:min-width="0.8cm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5cm" fo:min-width="0.5cm"/>
    </style:style>
    <style:style style:name="gr25" style:family="graphic" style:parent-style-name="objectwithoutfill">
      <style:graphic-properties draw:stroke="dash" draw:stroke-dash="Dash_20__28_Rounded_29_" svg:stroke-width="0.081cm" svg:stroke-color="#2a6099" draw:marker-start-width="0.321cm" draw:marker-end="Extrémités_20_de_20_flèche_20_11" draw:marker-end-width="0.421cm" svg:stroke-linecap="round" draw:fill="none" draw:textarea-vertical-align="middle" fo:padding-top="0.04cm" fo:padding-bottom="0.04cm" fo:padding-left="0.04cm" fo:padding-right="0.04cm"/>
    </style:style>
    <style:style style:name="gr26" style:family="graphic" style:parent-style-name="objectwithoutfill">
      <style:graphic-properties draw:stroke="dash" draw:stroke-dash="Dash_20__28_Rounded_29_" svg:stroke-width="0.081cm" svg:stroke-color="#224b12" draw:marker-start-width="0.321cm" draw:marker-end="Extrémités_20_de_20_flèche_20_12" draw:marker-end-width="0.421cm" svg:stroke-linecap="round" draw:fill="none" draw:textarea-vertical-align="middle" fo:padding-top="0.04cm" fo:padding-bottom="0.04cm" fo:padding-left="0.04cm" fo:padding-right="0.04cm"/>
    </style:style>
    <style:style style:name="gr27" style:family="graphic" style:parent-style-name="objectwithoutfill">
      <style:graphic-properties draw:stroke="dash" draw:stroke-dash="Dash_20__28_Rounded_29_" svg:stroke-width="0.081cm" svg:stroke-color="#c9211e" draw:marker-start-width="0.321cm" draw:marker-end="Extrémités_20_de_20_flèche_20_13" draw:marker-end-width="0.421cm" svg:stroke-linecap="round" draw:fill="none" draw:textarea-vertical-align="middle" fo:padding-top="0.04cm" fo:padding-bottom="0.04cm" fo:padding-left="0.04cm" fo:padding-right="0.04cm"/>
    </style:style>
    <style:style style:name="gr28" style:family="graphic" style:parent-style-name="standard">
      <style:graphic-properties draw:stroke="solid" svg:stroke-width="0.081cm" svg:stroke-color="#000000" draw:marker-start-width="0.321cm" draw:marker-end-width="0.321cm" draw:fill="solid" draw:fill-color="#000000" draw:textarea-horizontal-align="justify" draw:textarea-vertical-align="middle" draw:auto-grow-height="false" fo:min-height="0.62cm" fo:min-width="3.92cm" fo:padding-top="0.04cm" fo:padding-bottom="0.04cm" fo:padding-left="0.04cm" fo:padding-right="0.0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371cm" fo:min-width="3.4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draw:stroke="solid" svg:stroke-width="0.081cm" svg:stroke-color="#000000" draw:marker-start-width="0.321cm" draw:marker-end-width="0.321cm" draw:fill="solid" draw:fill-color="#000000" draw:textarea-horizontal-align="justify" draw:textarea-vertical-align="middle" draw:auto-grow-height="false" fo:min-height="0.62cm" fo:min-width="4.12cm" fo:padding-top="0.04cm" fo:padding-bottom="0.04cm" fo:padding-left="0.04cm" fo:padding-right="0.04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371cm" fo:min-width="3.621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color="#2a6099" draw:fill-color="#2a6099" draw:textarea-horizontal-align="justify" draw:textarea-vertical-align="middle" draw:auto-grow-height="false" fo:min-height="0.75cm" fo:min-width="3.25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36cm" fo:min-width="5.699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948cm" fo:min-width="5.698cm" fo:padding-top="0.151cm" fo:padding-bottom="0.151cm" fo:padding-left="0.276cm" fo:padding-right="0.276cm"/>
      <style:paragraph-properties style:writing-mode="lr-tb"/>
    </style:style>
    <style:style style:name="gr35" style:family="graphic" style:parent-style-name="objectwithoutfill">
      <style:graphic-properties draw:stroke="solid" draw:stroke-dash="Dash" svg:stroke-width="0.053cm" svg:stroke-color="#000000" draw:marker-start-width="0.279cm" draw:marker-end="Extrémités_20_de_20_flèche_20_2" draw:marker-end-width="0.379cm" svg:stroke-linecap="butt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="none" draw:textarea-horizontal-align="justify" draw:textarea-vertical-align="middle" draw:auto-grow-height="false" fo:min-height="0.25cm" fo:min-width="1cm"/>
    </style:style>
    <style:style style:name="gr37" style:family="graphic" style:parent-style-name="objectwithoutfill">
      <style:graphic-properties draw:stroke="dash" draw:stroke-dash="Dash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draw:fill="none" draw:textarea-horizontal-align="justify" draw:textarea-vertical-align="middle" draw:auto-grow-height="false" fo:min-height="1cm" fo:min-width="1.363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75cm"/>
      <style:paragraph-properties style:writing-mode="lr-tb"/>
    </style:style>
    <style:style style:name="gr40" style:family="graphic" style:parent-style-name="objectwithoutfill">
      <style:graphic-properties svg:stroke-width="0.053cm" svg:stroke-color="#000000" draw:marker-start-width="0.279cm" draw:marker-end="Extrémités_20_de_20_flèche_20_14" draw:marker-end-width="0.379cm" draw:fill="none" draw:textarea-vertical-align="middle" fo:padding-top="0.026cm" fo:padding-bottom="0.026cm" fo:padding-left="0.026cm" fo:padding-right="0.026cm"/>
    </style:style>
    <style:style style:name="gr41" style:family="graphic" style:parent-style-name="standard">
      <style:graphic-properties svg:stroke-color="#2a6099" draw:fill-color="#2a6099" draw:textarea-horizontal-align="justify" draw:textarea-vertical-align="middle" draw:auto-grow-height="false" fo:min-height="0.75cm" fo:min-width="1.45cm"/>
      <style:paragraph-properties style:writing-mode="lr-tb"/>
    </style:style>
    <style:style style:name="gr42" style:family="graphic" style:parent-style-name="standard">
      <style:graphic-properties svg:stroke-color="#c9211e" draw:fill-color="#c9211e" draw:textarea-horizontal-align="justify" draw:textarea-vertical-align="middle" draw:auto-grow-height="false" fo:min-height="1.022cm" fo:min-width="4cm"/>
      <style:paragraph-properties style:writing-mode="lr-tb"/>
    </style:style>
    <style:style style:name="gr4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2.498cm" fo:min-width="5.698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2.25cm"/>
      <style:paragraph-properties style:writing-mode="lr-tb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74cm"/>
      <style:paragraph-properties style:writing-mode="lr-tb"/>
    </style:style>
    <style:style style:name="gr46" style:family="graphic" style:parent-style-name="standard">
      <style:graphic-properties svg:stroke-color="#c9211e" draw:fill-color="#c9211e" draw:textarea-horizontal-align="justify" draw:textarea-vertical-align="middle" draw:auto-grow-height="false" fo:min-height="1.022cm" fo:min-width="4.5cm"/>
      <style:paragraph-properties style:writing-mode="lr-tb"/>
    </style:style>
    <style:style style:name="gr47" style:family="graphic" style:parent-style-name="objectwithoutfill">
      <style:graphic-properties svg:stroke-width="0.053cm" svg:stroke-color="#000000" draw:marker-start="Extrémités_20_de_20_flèche_20_20" draw:marker-start-width="0.279cm" draw:marker-end="Extrémités_20_de_20_flèche_20_20" draw:marker-end-width="0.379cm" draw:fill="none" draw:textarea-vertical-align="middle" fo:padding-top="0.026cm" fo:padding-bottom="0.026cm" fo:padding-left="0.026cm" fo:padding-right="0.026cm"/>
    </style:style>
    <style:style style:name="gr48" style:family="graphic" style:parent-style-name="objectwithoutfill">
      <style:graphic-properties svg:stroke-width="0.035cm" svg:stroke-color="#000000" draw:marker-start-width="0.252cm" draw:marker-end="Extrémités_20_de_20_flèche_20_8" draw:marker-end-width="0.352cm" draw:fill="none" draw:textarea-vertical-align="middle" fo:padding-top="0.017cm" fo:padding-bottom="0.017cm" fo:padding-left="0.017cm" fo:padding-right="0.017cm"/>
    </style:style>
    <style:style style:name="gr49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017cm" fo:padding-bottom="0.017cm" fo:padding-left="0.017cm" fo:padding-right="0.01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79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18cm"/>
      <style:paragraph-properties style:writing-mode="lr-tb"/>
    </style:style>
    <style:style style:name="gr53" style:family="graphic" style:parent-style-name="objectwithoutfill">
      <style:graphic-properties draw:stroke="dash" draw:stroke-dash="Long_20_Dash" svg:stroke-width="0.028cm" svg:stroke-color="#c9211e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54" style:family="graphic" style:parent-style-name="objectwithoutfill">
      <style:graphic-properties draw:stroke="dash" draw:stroke-dash="Long_20_Dash" svg:stroke-width="0.028cm" svg:stroke-color="#2a6099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55" style:family="graphic" style:parent-style-name="objectwithoutfill">
      <style:graphic-properties draw:stroke="dash" draw:stroke-dash="Long_20_Dash" svg:stroke-width="0.028cm" svg:stroke-color="#158466" draw:marker-start-width="0.242cm" draw:marker-end-width="0.242cm" svg:stroke-linecap="butt" draw:fill="none" draw:textarea-vertical-align="middle" fo:padding-top="0.014cm" fo:padding-bottom="0.014cm" fo:padding-left="0.014cm" fo:padding-right="0.0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9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1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/>
      <style:paragraph-properties style:writing-mode="lr-tb"/>
    </style:style>
    <style:style style:name="gr59" style:family="graphic" style:parent-style-name="standard">
      <style:graphic-properties draw:stroke="dash" draw:stroke-dash="Dash" svg:stroke-width="0.035cm" svg:stroke-color="#c9211e" draw:marker-start-width="0.252cm" draw:marker-end-width="0.252cm" svg:stroke-linecap="butt" draw:fill="none" draw:textarea-horizontal-align="justify" draw:textarea-vertical-align="middle" draw:auto-grow-height="false" fo:min-height="0.5cm" fo:min-width="0.5cm" fo:padding-top="0.017cm" fo:padding-bottom="0.017cm" fo:padding-left="0.017cm" fo:padding-right="0.017cm"/>
    </style:style>
    <style:style style:name="gr60" style:family="graphic" style:parent-style-name="standard">
      <style:graphic-properties draw:stroke="dash" draw:stroke-dash="Dash" svg:stroke-width="0.035cm" svg:stroke-color="#2a6099" draw:marker-start-width="0.252cm" draw:marker-end-width="0.252cm" svg:stroke-linecap="butt" draw:fill="none" draw:textarea-horizontal-align="justify" draw:textarea-vertical-align="middle" draw:auto-grow-height="false" fo:min-height="0.466cm" fo:min-width="0.466cm" fo:padding-top="0.017cm" fo:padding-bottom="0.017cm" fo:padding-left="0.017cm" fo:padding-right="0.017cm"/>
    </style:style>
    <style:style style:name="gr61" style:family="graphic" style:parent-style-name="standard">
      <style:graphic-properties draw:stroke="dash" draw:stroke-dash="Dash" svg:stroke-width="0.035cm" svg:stroke-color="#158466" draw:marker-start-width="0.252cm" draw:marker-end-width="0.252cm" svg:stroke-linecap="butt" draw:fill="none" draw:textarea-horizontal-align="justify" draw:textarea-vertical-align="middle" draw:auto-grow-height="false" fo:min-height="0.466cm" fo:min-width="0.466cm" fo:padding-top="0.017cm" fo:padding-bottom="0.017cm" fo:padding-left="0.017cm" fo:padding-right="0.01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5cm"/>
      <style:paragraph-properties style:writing-mode="lr-tb"/>
    </style:style>
    <style:style style:name="gr6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48cm" fo:min-width="4.448cm" fo:padding-top="0.04cm" fo:padding-bottom="0.04cm" fo:padding-left="0.04cm" fo:padding-right="0.04cm"/>
      <style:paragraph-properties style:writing-mode="lr-tb"/>
    </style:style>
    <style:style style:name="gr64" style:family="graphic" style:parent-style-name="standard">
      <style:graphic-properties svg:stroke-width="0.081cm" svg:stroke-color="#000000" draw:marker-start-width="0.321cm" draw:marker-end-width="0.321cm" draw:stroke-linejoin="bevel" draw:fill="none" draw:textarea-horizontal-align="justify" draw:textarea-vertical-align="middle" draw:auto-grow-height="false" fo:min-height="1.648cm" fo:min-width="4.448cm" fo:padding-top="0.04cm" fo:padding-bottom="0.04cm" fo:padding-left="0.04cm" fo:padding-right="0.04cm"/>
      <style:paragraph-properties style:writing-mode="lr-tb"/>
    </style:style>
    <style:style style:name="gr65" style:family="graphic" style:parent-style-name="standard">
      <style:graphic-properties svg:stroke-width="0.081cm" svg:stroke-color="#000000" draw:marker-start-width="0.321cm" draw:marker-end-width="0.321cm" draw:stroke-linejoin="bevel" draw:fill="none" draw:textarea-horizontal-align="justify" draw:textarea-vertical-align="middle" draw:auto-grow-height="false" fo:min-height="1.482cm" fo:min-width="4.282cm" fo:padding-top="0.04cm" fo:padding-bottom="0.04cm" fo:padding-left="0.04cm" fo:padding-right="0.04cm"/>
      <style:paragraph-properties style:writing-mode="lr-tb"/>
    </style:style>
    <style:style style:name="gr66" style:family="graphic" style:parent-style-name="objectwithoutfill">
      <style:graphic-properties svg:stroke-width="0.053cm" svg:stroke-color="#000000" draw:marker-start-width="0.279cm" draw:marker-end="Extrémités_20_de_20_flèche_20_9" draw:marker-end-width="0.379cm" draw:fill="none" draw:textarea-vertical-align="middle" fo:padding-top="0.026cm" fo:padding-bottom="0.026cm" fo:padding-left="0.026cm" fo:padding-right="0.026cm"/>
    </style:style>
    <style:style style:name="gr67" style:family="graphic" style:parent-style-name="objectwithoutfill">
      <style:graphic-properties svg:stroke-width="0.053cm" svg:stroke-color="#000000" draw:marker-start-width="0.279cm" draw:marker-end="Extrémités_20_de_20_flèche_20_10" draw:marker-end-width="0.379cm" draw:fill="none" draw:textarea-vertical-align="middle" fo:padding-top="0.026cm" fo:padding-bottom="0.026cm" fo:padding-left="0.026cm" fo:padding-right="0.026cm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6pt" fo:font-weight="bold" style:font-size-asian="14pt" style:font-size-complex="14pt"/>
    </style:style>
    <style:style style:name="P9" style:family="paragraph">
      <loext:graphic-properties draw:fill="none"/>
      <style:paragraph-properties fo:text-align="center" style:writing-mode="lr-tb"/>
      <style:text-properties fo:font-size="16pt" fo:font-weight="bold" style:font-size-asian="14pt" style:font-size-complex="14pt"/>
    </style:style>
    <style:style style:name="P10" style:family="paragraph">
      <style:paragraph-properties fo:text-align="center" style:writing-mode="lr-tb"/>
      <style:text-properties fo:font-size="12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12" style:family="paragraph">
      <style:paragraph-properties fo:text-align="start" style:writing-mode="lr-tb"/>
      <style:text-properties fo:font-size="12pt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14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6" style:family="paragraph">
      <style:paragraph-properties fo:text-align="start" style:writing-mode="lr-tb"/>
      <style:text-properties style:font-name="Consolas" fo:font-size="12pt" style:font-size-asian="12pt" style:font-size-complex="12pt"/>
    </style:style>
    <style:style style:name="P17" style:family="paragraph">
      <loext:graphic-properties draw:fill="none"/>
      <style:paragraph-properties fo:text-align="start" style:writing-mode="lr-tb"/>
      <style:text-properties style:font-name="Consolas" fo:font-size="12pt" style:font-size-asian="12pt" style:font-size-complex="12pt"/>
    </style:style>
    <style:style style:name="P18" style:family="paragraph">
      <style:paragraph-properties fo:text-align="center"/>
      <style:text-properties fo:font-size="11pt" fo:font-weight="bold" style:font-weight-asian="bold" style:font-weight-complex="bold"/>
    </style:style>
    <style:style style:name="P19" style:family="paragraph">
      <loext:graphic-properties draw:fill="solid" draw:fill-color="#000000"/>
      <style:paragraph-properties fo:text-align="center"/>
      <style:text-properties fo:font-size="11pt" fo:font-weight="bold" style:font-size-asian="13pt" style:font-weight-asian="bold" style:font-size-complex="13pt" style:font-weight-complex="bold"/>
    </style:style>
    <style:style style:name="P20" style:family="paragraph">
      <style:paragraph-properties fo:text-align="center" style:writing-mode="lr-tb"/>
      <style:text-properties style:font-name="Consolas" fo:font-size="12pt" style:font-size-asian="12pt" style:font-size-complex="12pt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Consolas" fo:font-size="12pt" style:font-size-asian="12pt" style:font-size-complex="12pt"/>
    </style:style>
    <style:style style:name="P2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3" style:family="paragraph">
      <loext:graphic-properties draw:fill="solid" draw:fill-color="#000000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4" style:family="paragraph">
      <style:paragraph-properties fo:text-align="center"/>
      <style:text-properties fo:color="#ffffff" loext:opacity="100%"/>
    </style:style>
    <style:style style:name="P25" style:family="paragraph">
      <loext:graphic-properties draw:fill-color="#2a6099"/>
      <style:paragraph-properties fo:text-align="center"/>
      <style:text-properties fo:color="#ffffff" loext:opacity="100%" style:font-name="Liberation Sans Narrow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/>
    </style:style>
    <style:style style:name="P27" style:family="paragraph">
      <loext:graphic-properties draw:fill-color="#000000"/>
      <style:paragraph-properties fo:text-align="center"/>
      <style:text-properties style:font-name="Consolas" fo:font-size="14pt" style:font-size-asian="14pt" style:font-size-complex="14pt"/>
    </style:style>
    <style:style style:name="P28" style:family="paragraph">
      <loext:graphic-properties draw:fill-color="#c9211e"/>
      <style:paragraph-properties fo:text-align="center"/>
      <style:text-properties fo:color="#ffffff" loext:opacity="100%" style:font-name="Liberation Sans Narrow" fo:font-size="12pt" fo:font-weight="bold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30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fo:color="#2a6099" loext:opacity="100%" fo:font-size="10pt" style:font-size-asian="12pt" style:font-size-complex="12pt"/>
    </style:style>
    <style:style style:name="P32" style:family="paragraph">
      <loext:graphic-properties draw:fill="none" draw:fill-color="#ffffff"/>
      <style:paragraph-properties style:writing-mode="lr-tb"/>
      <style:text-properties fo:color="#158466" loext:opacity="100%" fo:font-size="10pt" style:font-size-asian="12pt" style:font-size-complex="12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0pt" style:font-size-asian="12pt" style:font-size-complex="12pt"/>
    </style:style>
    <style:style style:name="P34" style:family="paragraph">
      <style:paragraph-properties fo:text-align="center" style:writing-mode="lr-tb"/>
    </style:style>
    <style:style style:name="P3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11pt" style:font-size-asian="16pt" style:font-size-complex="16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style:font-size-asian="14pt" style:font-size-complex="14pt"/>
    </style:style>
    <style:style style:name="T8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Consolas" fo:font-size="12pt" style:font-size-asian="12pt" style:font-size-complex="12pt"/>
    </style:style>
    <style:style style:name="T10" style:family="text">
      <style:text-properties fo:color="#c9211e" loext:opacity="100%" style:font-name="Consolas" fo:font-size="12pt" style:font-size-asian="12pt" style:font-size-complex="12pt"/>
    </style:style>
    <style:style style:name="T11" style:family="text">
      <style:text-properties fo:color="#224b12" loext:opacity="100%" style:font-name="Consolas" fo:font-size="12pt" style:font-size-asian="12pt" style:font-size-complex="12pt"/>
    </style:style>
    <style:style style:name="T12" style:family="text">
      <style:text-properties fo:color="#2a6099" loext:opacity="100%" style:font-name="Consolas" fo:font-size="12pt" style:font-size-asian="12pt" style:font-size-complex="12pt"/>
    </style:style>
    <style:style style:name="T13" style:family="text">
      <style:text-properties fo:color="#c9211e" loext:opacity="100%" fo:font-size="14pt" style:font-size-asian="14pt" style:font-size-complex="14pt"/>
    </style:style>
    <style:style style:name="T14" style:family="text">
      <style:text-properties fo:color="#224b12" loext:opacity="100%" fo:font-size="14pt" style:font-size-asian="14pt" style:font-size-complex="14pt"/>
    </style:style>
    <style:style style:name="T15" style:family="text">
      <style:text-properties fo:color="#2a6099" loext:opacity="100%" fo:font-size="14pt" style:font-size-asian="14pt" style:font-size-complex="14pt"/>
    </style:style>
    <style:style style:name="T16" style:family="text">
      <style:text-properties fo:font-weight="bold" style:font-size-asian="13pt" style:font-weight-asian="bold" style:font-size-complex="13pt" style:font-weight-complex="bold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color="#ffffff" loext:opacity="100%" style:font-name="Liberation Sans Narrow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font-name="Consolas" fo:font-size="14pt" style:font-size-asian="14pt" style:font-size-complex="1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size="14pt" style:font-size-asian="14pt" style:font-size-complex="14pt"/>
    </style:style>
    <style:style style:name="T23" style:family="text">
      <style:text-properties fo:font-size="10pt" style:font-size-asian="12pt" style:font-size-complex="12pt"/>
    </style:style>
    <style:style style:name="T24" style:family="text">
      <style:text-properties fo:color="#c9211e" loext:opacity="100%" fo:font-size="10pt" style:font-size-asian="12pt" style:font-size-complex="12pt"/>
    </style:style>
    <style:style style:name="T25" style:family="text">
      <style:text-properties fo:color="#2a6099" loext:opacity="100%" fo:font-size="10pt" style:font-size-asian="12pt" style:font-size-complex="12pt"/>
    </style:style>
    <style:style style:name="T26" style:family="text">
      <style:text-properties fo:color="#158466" loext:opacity="100%" fo:font-size="10pt" style:font-size-asian="12pt" style:font-size-complex="12pt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6cm" svg:height="1.7cm" svg:x="9.75cm" svg:y="1.3cm">
          <text:p text:style-name="P1"><text:span text:style-name="T1">Fonction</text:span></text:p>
          <text:p text:style-name="P1"><text:span text:style-name="T2">pgcd(a, b: entier):ent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5.75cm" svg:y1="2.15cm" svg:x2="17.147cm" svg:y2="2.146cm" draw:start-shape="id1" draw:start-glue-point="1" draw:end-shape="id2" draw:end-glue-point="3" svg:d="M15750 2150l1397-4" svg:viewBox="0 0 1398 5">
          <text:p/>
        </draw:connector>
        <draw:frame draw:style-name="gr3" draw:text-style-name="P4" xml:id="id2" draw:id="id2" draw:layer="layout" svg:width="0.353cm" svg:height="0.712cm" svg:x="17.147cm" svg:y="1.79cm">
          <draw:text-box>
            <text:p>5</text:p>
          </draw:text-box>
        </draw:frame>
        <draw:custom-shape draw:style-name="gr4" draw:text-style-name="P7" draw:layer="layout" svg:width="6.25cm" svg:height="5.25cm" svg:x="1.7cm" svg:y="2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>p ← 10</text:span></text:p>
          <text:p text:style-name="P5"><text:span text:style-name="T2">q ← 25</text:span></text:p>
          <text:p text:style-name="P5"><text:span text:style-name="T2">cd ← pgcd(p, q)</text:span></text:p>
          <text:p text:style-name="P5"><text:span text:style-name="T2"/></text:p>
          <text:p text:style-name="P5"><text:span text:style-name="T2"/></text:p>
          <text:p text:style-name="P5"><text:span text:style-name="T2">// …</text:span></text:p>
          <text:p text:style-name="P6"><text:span text:style-name="T2">// Autres traitment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25cm" svg:height="1cm" svg:x="1.7cm" svg:y="1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svg:x1="5.65cm" svg:y1="4.7cm" svg:x2="9.75cm" svg:y2="2.15cm" draw:start-shape="id3" draw:start-glue-point="1" draw:end-shape="id1" draw:end-glue-point="3" svg:d="M5650 4700h500l3073-2550h527" svg:viewBox="0 0 4101 2551">
          <text:p/>
        </draw:connector>
        <draw:custom-shape draw:style-name="gr7" draw:text-style-name="P11" draw:layer="layout" svg:width="4cm" svg:height="0.9cm" svg:x="10.75cm" svg:y="2.8cm">
          <text:p text:style-name="P10"><text:span text:style-name="T4"><text:s/></text:span><text:span text:style-name="T4">a ←10, b ← 25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1cm" svg:height="0.25cm" svg:x="1.8cm" svg:y="4.75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0.25cm" svg:x1="17.323cm" svg:y1="2.502cm" svg:x2="2.3cm" svg:y2="5cm" draw:start-shape="id2" draw:start-glue-point="2" draw:end-shape="id4" draw:end-glue-point="2" svg:d="M17323 2502v3248h-15023v-750" svg:viewBox="0 0 15024 3249">
          <text:p/>
        </draw:connector>
        <draw:custom-shape draw:style-name="gr10" draw:text-style-name="P3" xml:id="id3" draw:id="id3" draw:layer="layout" svg:width="2.5cm" svg:height="1cm" svg:x="3.15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6" draw:id="id6" draw:layer="layout" svg:width="8.263cm" svg:height="1.7cm" svg:x="9.737cm" svg:y="8.6cm">
          <text:p text:style-name="P1"><text:span text:style-name="T1">procédure</text:span></text:p>
          <text:p text:style-name="P1"><text:span text:style-name="T2">permuter(@a, @b: enti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6.6cm" svg:height="5.25cm" svg:x="1.687cm" svg:y="9.3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>p ← 10</text:span></text:p>
          <text:p text:style-name="P5"><text:span text:style-name="T2">q ← 25</text:span></text:p>
          <text:p text:style-name="P5"><text:span text:style-name="T2">permuter(p, q)</text:span></text:p>
          <text:p text:style-name="P5"><text:span text:style-name="T2"/></text:p>
          <text:p text:style-name="P5"><text:span text:style-name="T2"/></text:p>
          <text:p text:style-name="P5"><text:span text:style-name="T2">// …</text:span></text:p>
          <text:p text:style-name="P6"><text:span text:style-name="T2">// Autres traitme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cm" svg:height="1cm" svg:x="1.687cm" svg:y="8.3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draw:line-skew="0cm -2.459cm" svg:x1="5.25cm" svg:y1="12cm" svg:x2="9.737cm" svg:y2="9.45cm" draw:start-shape="id5" draw:start-glue-point="1" draw:end-shape="id6" draw:end-glue-point="3" svg:d="M5250 12000h499l1001-2550h2987" svg:viewBox="0 0 4488 2551">
          <text:p/>
        </draw:connector>
        <draw:custom-shape draw:style-name="gr14" draw:text-style-name="P11" draw:layer="layout" svg:width="6.013cm" svg:height="0.9cm" svg:x="10.737cm" svg:y="10.1cm">
          <text:p text:style-name="P10"><text:span text:style-name="T4"><text:s/></text:span><text:span text:style-name="T4">@a ←@p, @b ← @q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cm" svg:height="0.25cm" svg:x="1.787cm" svg:y="12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5" draw:id="id5" draw:layer="layout" svg:width="2.113cm" svg:height="1cm" svg:x="3.137cm" svg:y="11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6.013cm" svg:height="2.25cm" svg:x="10.737cm" svg:y="11cm">
          <text:p text:style-name="P12"><text:span text:style-name="T4">t ← a</text:span></text:p>
          <text:p text:style-name="P12"><text:span text:style-name="T4">a ← b</text:span></text:p>
          <text:p text:style-name="P12"><text:span text:style-name="T4">b← t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8" draw:id="id8" draw:layer="layout" svg:width="1cm" svg:height="0.9cm" svg:x="6.15cm" svg:y="12cm">
          <text:p text:style-name="P10"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0" draw:id="id10" draw:layer="layout" svg:width="1cm" svg:height="0.9cm" svg:x="7.15cm" svg:y="12cm">
          <text:p text:style-name="P10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3cm" svg:height="0.9cm" svg:x="12.9cm" svg:y="11.2cm">
          <text:p text:style-name="P10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1.3cm" svg:height="0.9cm" svg:x="14.2cm" svg:y="11.2cm">
          <text:p text:style-name="P10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15.5cm" svg:y="11.2cm">
          <text:p text:style-name="P10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6.15cm" svg:y="12.9cm">
          <text:p text:style-name="P10"><text:span text:style-name="T5">25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7.15cm" svg:y="12.9cm">
          <text:p text:style-name="P10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7" draw:id="id7" draw:layer="layout" svg:width="1.3cm" svg:height="0.9cm" svg:x="12.9cm" svg:y="12.1cm">
          <text:p text:style-name="P14"><text:span text:style-name="T6">@p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xml:id="id9" draw:id="id9" draw:layer="layout" svg:width="1.3cm" svg:height="0.9cm" svg:x="14.2cm" svg:y="12.1cm">
          <text:p text:style-name="P10"><text:span text:style-name="T7">@q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9cm" svg:x="15.5cm" svg:y="12.1cm">
          <text:p text:style-name="P10"><text:span text:style-name="T4">-</text:span></text:p>
          <draw:enhanced-geometry svg:viewBox="0 0 21600 21600" draw:type="rectangle" draw:enhanced-path="M 0 0 L 21600 0 21600 21600 0 21600 0 0 Z N"/>
        </draw:custom-shape>
        <draw:connector draw:style-name="gr19" draw:text-style-name="P3" draw:layer="layout" draw:line-skew="0cm 0.225cm -0.473cm" svg:x1="13.55cm" svg:y1="13cm" svg:x2="6.65cm" svg:y2="12cm" draw:start-shape="id7" draw:start-glue-point="2" draw:end-shape="id8" draw:end-glue-point="0" svg:d="M13550 13000v527h-3300v-2527h-3600v1000" svg:viewBox="0 0 6901 2528">
          <text:p/>
        </draw:connector>
        <draw:connector draw:style-name="gr20" draw:text-style-name="P3" draw:layer="layout" draw:line-skew="0.473cm -1.425cm" svg:x1="14.85cm" svg:y1="13cm" svg:x2="7.65cm" svg:y2="12cm" draw:start-shape="id9" draw:start-glue-point="2" draw:end-shape="id10" draw:end-glue-point="0" svg:d="M14850 13000v1000h-5100v-2527h-2100v527" svg:viewBox="0 0 7201 2528">
          <text:p/>
        </draw:connector>
        <draw:custom-shape draw:style-name="gr21" draw:text-style-name="P17" draw:layer="layout" svg:width="10.25cm" svg:height="2.549cm" svg:x="9.75cm" svg:y="17.9cm">
          <text:p text:style-name="P16"><text:span text:style-name="T8">Fonction </text:span><text:span text:style-name="T9">somme(</text:span><text:span text:style-name="T10">a</text:span><text:span text:style-name="T9">, </text:span><text:span text:style-name="T11">b</text:span><text:span text:style-name="T9">, </text:span><text:span text:style-name="T12">c</text:span><text:span text:style-name="T9">: </text:span><text:span text:style-name="T9">entier):en</text:span><text:span text:style-name="T9">tier</text:span></text:p>
          <text:p text:style-name="P16"><text:span text:style-name="T8">Début</text:span></text:p>
          <text:p text:style-name="P16"><text:span text:style-name="T9"><text:s text:c="2"/></text:span><text:span text:style-name="T8">Retourner</text:span><text:span text:style-name="T9"> </text:span><text:span text:style-name="T9">a+b+c</text:span></text:p>
          <text:p text:style-name="P16"><text:span text:style-name="T8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7" draw:layer="layout" svg:width="7.813cm" svg:height="5.25cm" svg:x="1.687cm" svg:y="16.6cm">
          <text:p text:style-name="P5"><text:span text:style-name="T2">// Traitements</text:span></text:p>
          <text:p text:style-name="P5"><text:span text:style-name="T2">// ...</text:span></text:p>
          <text:p text:style-name="P5"><text:span text:style-name="T2">x ← 10</text:span></text:p>
          <text:p text:style-name="P5"><text:span text:style-name="T2">y ← 25</text:span></text:p>
          <text:p text:style-name="P5"><text:span text:style-name="T2">z ← 13</text:span></text:p>
          <text:p text:style-name="P5"><text:span text:style-name="T2">s ← somme( </text:span><text:span text:style-name="T13">x</text:span><text:span text:style-name="T2"> , <text:s/></text:span><text:span text:style-name="T14">y</text:span><text:span text:style-name="T2"> , <text:s/></text:span><text:span text:style-name="T15">z</text:span><text:span text:style-name="T2"> )</text:span></text:p>
          <text:p text:style-name="P5"><text:span text:style-name="T2">// …</text:span></text:p>
          <text:p text:style-name="P6"><text:span text:style-name="T2">// Autres traitments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5" draw:id="id15" draw:layer="layout" svg:width="0.8cm" svg:height="0.7cm" svg:x="4.6cm" svg:y="19.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13" draw:id="id13" draw:layer="layout" svg:width="0.8cm" svg:height="0.7cm" svg:x="5.5cm" svg:y="19.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11" draw:id="id11" draw:layer="layout" svg:width="0.8cm" svg:height="0.7cm" svg:x="6.4cm" svg:y="19.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xml:id="id16" draw:id="id16" draw:layer="layout" svg:width="0.5cm" svg:height="0.5cm" svg:x="13.5cm" svg:y="18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xml:id="id14" draw:id="id14" draw:layer="layout" svg:width="0.5cm" svg:height="0.5cm" svg:x="14.2cm" svg:y="18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xml:id="id12" draw:id="id12" draw:layer="layout" svg:width="0.5cm" svg:height="0.5cm" svg:x="14.9cm" svg:y="18.25cm">
          <text:p/>
          <draw:enhanced-geometry svg:viewBox="0 0 21600 21600" draw:type="rectangle" draw:enhanced-path="M 0 0 L 21600 0 21600 21600 0 21600 0 0 Z N"/>
        </draw:custom-shape>
        <draw:connector draw:style-name="gr25" draw:text-style-name="P3" draw:layer="layout" svg:x1="6.8cm" svg:y1="19.75cm" svg:x2="15.15cm" svg:y2="18.25cm" draw:start-shape="id11" draw:start-glue-point="0" draw:end-shape="id12" draw:end-glue-point="0" svg:d="M6800 19750v-2000h8350v500" svg:viewBox="0 0 8351 2001">
          <text:p/>
        </draw:connector>
        <draw:connector draw:style-name="gr26" draw:text-style-name="P3" draw:layer="layout" draw:line-skew="-0.499cm" svg:x1="5.9cm" svg:y1="19.75cm" svg:x2="14.45cm" svg:y2="18.25cm" draw:start-shape="id13" draw:start-glue-point="0" draw:end-shape="id14" draw:end-glue-point="0" svg:d="M5900 19750v-2499h8550v999" svg:viewBox="0 0 8551 2500">
          <text:p/>
        </draw:connector>
        <draw:connector draw:style-name="gr27" draw:text-style-name="P3" draw:layer="layout" draw:line-skew="-0.999cm" svg:x1="5cm" svg:y1="19.75cm" svg:x2="13.75cm" svg:y2="18.25cm" draw:start-shape="id15" draw:start-glue-point="0" draw:end-shape="id16" draw:end-glue-point="0" svg:d="M5000 19750v-2999h8750v1499" svg:viewBox="0 0 8751 3000">
          <text:p/>
        </draw:connector>
        <draw:custom-shape draw:style-name="gr28" draw:text-style-name="P19" draw:layer="layout" svg:width="4cm" svg:height="0.7cm" svg:x="16.1cm" svg:y="19.3cm">
          <text:p text:style-name="P18"><text:span text:style-name="T16">Paramètres formel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21" draw:layer="layout" svg:width="4cm" svg:height="0.7cm" svg:x="16.1cm" svg:y="20cm">
          <text:p text:style-name="P20"><text:span text:style-name="T10">a</text:span><text:span text:style-name="T9">, </text:span><text:span text:style-name="T11">b</text:span><text:span text:style-name="T9">, </text:span><text:span text:style-name="T12">c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4.2cm" svg:height="0.7cm" svg:x="3.801cm" svg:y="18.001cm">
          <text:p text:style-name="P22"><text:span text:style-name="T17">Paramètres effectif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1" draw:text-style-name="P21" draw:layer="layout" svg:width="4.2cm" svg:height="0.7cm" svg:x="3.801cm" svg:y="18.701cm">
          <text:p text:style-name="P20"><text:span text:style-name="T10">x</text:span><text:span text:style-name="T9">, </text:span><text:span text:style-name="T11">y</text:span><text:span text:style-name="T9">, </text:span><text:span text:style-name="T12">z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5" draw:layer="layout" svg:width="3.25cm" svg:height="0.75cm" svg:x="16.15cm" svg:y="17.5cm">
          <text:p text:style-name="P24"><text:span text:style-name="T18">Définition SP</text:span></text:p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3.25cm" svg:height="0.75cm" svg:x="6.05cm" svg:y="21.4cm">
          <text:p text:style-name="P24"><text:span text:style-name="T18">Appel S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3" draw:text-style-name="P17" xml:id="id17" draw:id="id17" draw:layer="layout" svg:width="6.513cm" svg:height="2.7cm" svg:x="11.937cm" svg:y="1.3cm">
          <text:p text:style-name="P16"><text:span text:style-name="T8">Fon</text:span><text:span text:style-name="T8">cti</text:span><text:span text:style-name="T8">on </text:span><text:span text:style-name="T8">f</text:span><text:span text:style-name="T9">(x</text:span><text:span text:style-name="T9">:ré</text:span><text:span text:style-name="T9">el)</text:span><text:span text:style-name="T9">:ré</text:span><text:span text:style-name="T9">el</text:span></text:p>
          <text:p text:style-name="P16"><text:span text:style-name="T8">Déb</text:span><text:span text:style-name="T8">ut</text:span></text:p>
          <text:p text:style-name="P16"><text:span text:style-name="T8"><text:s text:c="2"/></text:span><text:span text:style-name="T8">Ret</text:span><text:span text:style-name="T8">our</text:span><text:span text:style-name="T8">ner </text:span><text:span text:style-name="T19">x*x</text:span><text:span text:style-name="T19">-</text:span><text:span text:style-name="T19">4*x</text:span><text:span text:style-name="T19">+3</text:span></text:p>
          <text:p text:style-name="P16"><text:span text:style-name="T8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8.45cm" svg:y1="2.65cm" svg:x2="19.334cm" svg:y2="2.346cm" draw:start-shape="id17" draw:start-glue-point="1" draw:end-shape="id18" draw:end-glue-point="3" svg:d="M18450 2650l884-304" svg:viewBox="0 0 885 305">
          <text:p/>
        </draw:connector>
        <draw:frame draw:style-name="gr3" draw:text-style-name="P4" xml:id="id18" draw:id="id18" draw:layer="layout" svg:width="0.705cm" svg:height="0.712cm" svg:x="19.334cm" svg:y="1.99cm">
          <draw:text-box>
            <text:p>63</text:p>
          </draw:text-box>
        </draw:frame>
        <draw:custom-shape draw:style-name="gr34" draw:text-style-name="P7" draw:layer="layout" svg:width="6.25cm" svg:height="4.25cm" svg:x="1.687cm" svg:y="2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>y ← 10</text:span></text:p>
          <text:p text:style-name="P5"><text:span text:style-name="T2">img ← f(y)</text:span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25cm" svg:height="1cm" svg:x="1.687cm" svg:y="1cm">
          <text:p text:style-name="P8"><text:span text:style-name="T3">Programme </text:span><text:span text:style-name="T3">Principal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type="lines" svg:x1="5.85cm" svg:y1="4.175cm" svg:x2="11.937cm" svg:y2="2.65cm" draw:start-shape="id19" draw:start-glue-point="1" draw:end-shape="id17" draw:end-glue-point="3" svg:d="M5850 4175h501l5058-1525h528" svg:viewBox="0 0 6088 1526">
          <text:p/>
        </draw:connector>
        <draw:custom-shape draw:style-name="gr36" draw:text-style-name="P3" xml:id="id20" draw:id="id20" draw:layer="layout" svg:width="1cm" svg:height="0.25cm" svg:x="1.787cm" svg:y="4.35cm">
          <text:p/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line-skew="0.25cm" svg:x1="19.686cm" svg:y1="2.702cm" svg:x2="2.287cm" svg:y2="4.6cm" draw:start-shape="id18" draw:start-glue-point="2" draw:end-shape="id20" draw:end-glue-point="2" svg:d="M19686 2702v2648h-17399v-750" svg:viewBox="0 0 17400 2649">
          <text:p/>
        </draw:connector>
        <draw:custom-shape draw:style-name="gr38" draw:text-style-name="P3" draw:layer="layout" svg:width="1.363cm" svg:height="1cm" svg:x="3.137cm" svg:y="3.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xml:id="id23" draw:id="id23" draw:layer="layout" svg:width="0.75cm" svg:height="0.75cm" svg:x="11.5cm" svg:y="1.5cm">
          <text:p text:style-name="P26"><text:span text:style-name="T20">x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21" draw:id="id21" draw:layer="layout" svg:width="0.75cm" svg:height="0.75cm" svg:x="7cm" svg:y="2.2cm">
          <text:p text:style-name="P26"><text:span text:style-name="T20">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0" draw:text-style-name="P3" draw:layer="layout" draw:type="lines" svg:x1="7.75cm" svg:y1="2.575cm" svg:x2="9.2cm" svg:y2="1.875cm" draw:start-shape="id21" draw:start-glue-point="1" draw:end-shape="id22" draw:end-glue-point="3" svg:d="M7750 2575h501l448-700h501" svg:viewBox="0 0 1451 701">
          <text:p/>
        </draw:connector>
        <draw:custom-shape draw:style-name="gr41" draw:text-style-name="P25" xml:id="id19" draw:id="id19" draw:layer="layout" svg:width="1.45cm" svg:height="0.75cm" svg:x="4.4cm" svg:y="3.8cm">
          <text:p text:style-name="P24"><text:span text:style-name="T18">Appel</text:span></text:p>
          <draw:enhanced-geometry svg:viewBox="0 0 21600 21600" draw:type="rectangle" draw:enhanced-path="M 0 0 L 21600 0 21600 21600 0 21600 0 0 Z N"/>
        </draw:custom-shape>
        <draw:custom-shape draw:style-name="gr41" draw:text-style-name="P25" xml:id="id22" draw:id="id22" draw:layer="layout" svg:width="1.45cm" svg:height="0.75cm" svg:x="9.2cm" svg:y="1.5cm">
          <text:p text:style-name="P24"><text:span text:style-name="T18">Copie</text:span></text:p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4cm" svg:height="1.022cm" svg:x="13.784cm" svg:y="3.378cm">
          <text:p text:style-name="P24"><text:span text:style-name="T18">Manipulation de la copie x</text:span></text:p>
          <draw:enhanced-geometry svg:viewBox="0 0 21600 21600" draw:type="rectangle" draw:enhanced-path="M 0 0 L 21600 0 21600 21600 0 21600 0 0 Z N"/>
        </draw:custom-shape>
        <draw:connector draw:style-name="gr40" draw:text-style-name="P3" draw:layer="layout" draw:type="lines" svg:x1="10.65cm" svg:y1="1.875cm" svg:x2="11.5cm" svg:y2="1.875cm" draw:start-shape="id22" draw:start-glue-point="1" draw:end-shape="id23" draw:end-glue-point="3" svg:d="M10650 1875h501-152 501" svg:viewBox="0 0 851 1">
          <text:p/>
        </draw:connector>
        <draw:custom-shape draw:style-name="gr33" draw:text-style-name="P17" xml:id="id25" draw:id="id25" draw:layer="layout" svg:width="6.513cm" svg:height="2.7cm" svg:x="11.924cm" svg:y="7.5cm">
          <text:p text:style-name="P16"><text:span text:style-name="T8">procédure saisie</text:span><text:span text:style-name="T9">(@x:réel)</text:span></text:p>
          <text:p text:style-name="P16"><text:span text:style-name="T8">Début</text:span></text:p>
          <text:p text:style-name="P16"><text:span text:style-name="T8"><text:s text:c="2"/></text:span><text:span text:style-name="T19">Ecrire("Donner x&gt;0 ?")</text:span></text:p>
          <text:p text:style-name="P16"><text:span text:style-name="T8"><text:s text:c="2"/></text:span><text:span text:style-name="T19">Lire(x)</text:span></text:p>
          <text:p text:style-name="P16"><text:span text:style-name="T8">Fin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7" draw:layer="layout" svg:width="6.25cm" svg:height="2.8cm" svg:x="1.674cm" svg:y="8.2cm">
          <text:p text:style-name="P5"><text:span text:style-name="T2">// Autres traitements</text:span></text:p>
          <text:p text:style-name="P5"><text:span text:style-name="T2">// ...</text:span></text:p>
          <text:p text:style-name="P5"><text:span text:style-name="T2"/></text:p>
          <text:p text:style-name="P5"><text:span text:style-name="T2">saisie(y)</text:span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.25cm" svg:height="1cm" svg:x="1.674cm" svg:y="7.2cm">
          <text:p text:style-name="P8"><text:span text:style-name="T3">Programme Principal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type="lines" draw:line-skew="0.562cm -1.146cm" svg:x1="5.437cm" svg:y1="10.375cm" svg:x2="11.924cm" svg:y2="8.85cm" draw:start-shape="id24" draw:start-glue-point="1" draw:end-shape="id25" draw:end-glue-point="3" svg:d="M5437 10375h1063l3750-1525h1674" svg:viewBox="0 0 6488 1526">
          <text:p/>
        </draw:connector>
        <draw:custom-shape draw:style-name="gr36" draw:text-style-name="P3" draw:layer="layout" svg:width="1cm" svg:height="0.25cm" svg:x="1.774cm" svg:y="10.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363cm" svg:height="1cm" svg:x="3.124cm" svg:y="10.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27" draw:id="id27" draw:layer="layout" svg:width="2.25cm" svg:height="0.75cm" svg:x="11.75cm" svg:y="7cm">
          <text:p text:style-name="P26"><text:span text:style-name="T21">@x </text:span><text:span text:style-name="T22">←</text:span><text:span text:style-name="T20"> @y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xml:id="id26" draw:id="id26" draw:layer="layout" svg:width="0.74cm" svg:height="0.75cm" svg:x="7.1cm" svg:y="8.4cm">
          <text:p text:style-name="P26"><text:span text:style-name="T20">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25" xml:id="id24" draw:id="id24" draw:layer="layout" svg:width="1.45cm" svg:height="0.75cm" svg:x="3.987cm" svg:y="10cm">
          <text:p text:style-name="P24"><text:span text:style-name="T18">Appel</text:span></text:p>
          <draw:enhanced-geometry svg:viewBox="0 0 21600 21600" draw:type="rectangle" draw:enhanced-path="M 0 0 L 21600 0 21600 21600 0 21600 0 0 Z N"/>
        </draw:custom-shape>
        <draw:custom-shape draw:style-name="gr46" draw:text-style-name="P28" draw:layer="layout" svg:width="4.5cm" svg:height="1.022cm" svg:x="13.771cm" svg:y="9.678cm">
          <text:p text:style-name="P24"><text:span text:style-name="T18">Manipulation directe de y sous le nom x</text:span></text:p>
          <draw:enhanced-geometry svg:viewBox="0 0 21600 21600" draw:type="rectangle" draw:enhanced-path="M 0 0 L 21600 0 21600 21600 0 21600 0 0 Z N"/>
        </draw:custom-shape>
        <draw:connector draw:style-name="gr47" draw:text-style-name="P3" draw:layer="layout" draw:type="lines" svg:x1="7.84cm" svg:y1="8.775cm" svg:x2="11.75cm" svg:y2="7.375cm" draw:start-shape="id26" draw:start-glue-point="1" draw:end-shape="id27" draw:end-glue-point="3" svg:d="M7840 8775h501l2908-1400h501" svg:viewBox="0 0 3911 1401">
          <text:p/>
        </draw:connector>
      </draw:page>
      <draw:page draw:name="page3" draw:style-name="dp1" draw:master-page-name="Standard">
        <draw:line draw:style-name="gr48" draw:text-style-name="P3" draw:layer="layout" svg:x1="1cm" svg:y1="2.9cm" svg:x2="8.9cm" svg:y2="2.9cm">
          <text:p/>
        </draw:line>
        <draw:line draw:style-name="gr49" draw:text-style-name="P3" draw:layer="layout" svg:x1="1.7cm" svg:y1="2.7cm" svg:x2="1.7cm" svg:y2="3.1cm">
          <text:p/>
        </draw:line>
        <draw:line draw:style-name="gr49" draw:text-style-name="P3" draw:layer="layout" svg:x1="2.2cm" svg:y1="2.7cm" svg:x2="2.2cm" svg:y2="3.1cm">
          <text:p/>
        </draw:line>
        <draw:line draw:style-name="gr49" draw:text-style-name="P3" draw:layer="layout" svg:x1="2.7cm" svg:y1="2.7cm" svg:x2="2.7cm" svg:y2="3.1cm">
          <text:p/>
        </draw:line>
        <draw:line draw:style-name="gr49" draw:text-style-name="P3" draw:layer="layout" svg:x1="3.2cm" svg:y1="2.7cm" svg:x2="3.2cm" svg:y2="3.1cm">
          <text:p/>
        </draw:line>
        <draw:line draw:style-name="gr49" draw:text-style-name="P3" draw:layer="layout" svg:x1="3.7cm" svg:y1="2.74cm" svg:x2="3.7cm" svg:y2="3.1cm">
          <text:p/>
        </draw:line>
        <draw:line draw:style-name="gr49" draw:text-style-name="P3" draw:layer="layout" svg:x1="4.2cm" svg:y1="2.7cm" svg:x2="4.2cm" svg:y2="3.1cm">
          <text:p/>
        </draw:line>
        <draw:line draw:style-name="gr49" draw:text-style-name="P3" draw:layer="layout" svg:x1="4.7cm" svg:y1="2.7cm" svg:x2="4.7cm" svg:y2="3.1cm">
          <text:p/>
        </draw:line>
        <draw:line draw:style-name="gr49" draw:text-style-name="P3" draw:layer="layout" svg:x1="5.2cm" svg:y1="2.7cm" svg:x2="5.2cm" svg:y2="3.1cm">
          <text:p/>
        </draw:line>
        <draw:line draw:style-name="gr49" draw:text-style-name="P3" draw:layer="layout" svg:x1="5.7cm" svg:y1="2.7cm" svg:x2="5.7cm" svg:y2="3.1cm">
          <text:p/>
        </draw:line>
        <draw:line draw:style-name="gr49" draw:text-style-name="P3" draw:layer="layout" svg:x1="6.2cm" svg:y1="2.7cm" svg:x2="6.2cm" svg:y2="3.1cm">
          <text:p/>
        </draw:line>
        <draw:line draw:style-name="gr49" draw:text-style-name="P3" draw:layer="layout" svg:x1="6.7cm" svg:y1="2.7cm" svg:x2="6.7cm" svg:y2="3.1cm">
          <text:p/>
        </draw:line>
        <draw:line draw:style-name="gr49" draw:text-style-name="P3" draw:layer="layout" svg:x1="7.2cm" svg:y1="2.7cm" svg:x2="7.2cm" svg:y2="3.1cm">
          <text:p/>
        </draw:line>
        <draw:line draw:style-name="gr49" draw:text-style-name="P3" draw:layer="layout" svg:x1="7.7cm" svg:y1="2.7cm" svg:x2="7.7cm" svg:y2="3.1cm">
          <text:p/>
        </draw:line>
        <draw:line draw:style-name="gr49" draw:text-style-name="P3" draw:layer="layout" svg:x1="8.2cm" svg:y1="2.7cm" svg:x2="8.2cm" svg:y2="3.1cm">
          <text:p/>
        </draw:line>
        <draw:frame draw:style-name="gr50" draw:text-style-name="P29" draw:layer="layout" svg:width="6.792cm" svg:height="0.395cm" svg:x="1.6cm" svg:y="3.15cm">
          <draw:text-box>
            <text:p><text:span text:style-name="T23">0 <text:s text:c="2"/>1 <text:s text:c="2"/>2 <text:s text:c="3"/>3 <text:s text:c="2"/>4 <text:s text:c="2"/>5 <text:s text:c="2"/>6 <text:s text:c="2"/>7 <text:s text:c="2"/>8 <text:s text:c="2"/>9 <text:s/>10 <text:s/>11 12 13</text:span></text:p>
          </draw:text-box>
        </draw:frame>
        <draw:frame draw:style-name="gr51" draw:text-style-name="P30" draw:layer="layout" svg:width="0.256cm" svg:height="0.395cm" svg:x="1.444cm" svg:y="1cm">
          <draw:text-box>
            <text:p><text:span text:style-name="T24">N</text:span></text:p>
          </draw:text-box>
        </draw:frame>
        <draw:frame draw:style-name="gr51" draw:text-style-name="P30" draw:layer="layout" svg:width="0.256cm" svg:height="0.395cm" svg:x="2.944cm" svg:y="1.001cm">
          <draw:text-box>
            <text:p><text:span text:style-name="T24">N</text:span></text:p>
          </draw:text-box>
        </draw:frame>
        <draw:frame draw:style-name="gr51" draw:text-style-name="P30" draw:layer="layout" svg:width="0.256cm" svg:height="0.395cm" svg:x="4.444cm" svg:y="1.002cm">
          <draw:text-box>
            <text:p><text:span text:style-name="T24">N</text:span></text:p>
          </draw:text-box>
        </draw:frame>
        <draw:frame draw:style-name="gr51" draw:text-style-name="P30" draw:layer="layout" svg:width="0.256cm" svg:height="0.395cm" svg:x="5.944cm" svg:y="1.003cm">
          <draw:text-box>
            <text:p><text:span text:style-name="T24">N</text:span></text:p>
          </draw:text-box>
        </draw:frame>
        <draw:frame draw:style-name="gr51" draw:text-style-name="P30" draw:layer="layout" svg:width="0.256cm" svg:height="0.395cm" svg:x="7.444cm" svg:y="1.004cm">
          <draw:text-box>
            <text:p><text:span text:style-name="T24">N</text:span></text:p>
          </draw:text-box>
        </draw:frame>
        <draw:frame draw:style-name="gr51" draw:text-style-name="P31" draw:layer="layout" svg:width="0.256cm" svg:height="0.395cm" svg:x="1.444cm" svg:y="1.501cm">
          <draw:text-box>
            <text:p><text:span text:style-name="T25">D</text:span></text:p>
          </draw:text-box>
        </draw:frame>
        <draw:frame draw:style-name="gr51" draw:text-style-name="P31" draw:layer="layout" svg:width="0.256cm" svg:height="0.395cm" svg:x="3.444cm" svg:y="1.502cm">
          <draw:text-box>
            <text:p><text:span text:style-name="T25">D</text:span></text:p>
          </draw:text-box>
        </draw:frame>
        <draw:frame draw:style-name="gr51" draw:text-style-name="P31" draw:layer="layout" svg:width="0.256cm" svg:height="0.395cm" svg:x="5.444cm" svg:y="1.503cm">
          <draw:text-box>
            <text:p><text:span text:style-name="T25">D</text:span></text:p>
          </draw:text-box>
        </draw:frame>
        <draw:frame draw:style-name="gr51" draw:text-style-name="P31" draw:layer="layout" svg:width="0.256cm" svg:height="0.395cm" svg:x="7.444cm" svg:y="1.504cm">
          <draw:text-box>
            <text:p><text:span text:style-name="T25">D</text:span></text:p>
          </draw:text-box>
        </draw:frame>
        <draw:frame draw:style-name="gr52" draw:text-style-name="P32" draw:layer="layout" svg:width="0.218cm" svg:height="0.395cm" svg:x="1.444cm" svg:y="2.002cm">
          <draw:text-box>
            <text:p><text:span text:style-name="T26">Z</text:span></text:p>
          </draw:text-box>
        </draw:frame>
        <draw:frame draw:style-name="gr52" draw:text-style-name="P32" draw:layer="layout" svg:width="0.218cm" svg:height="0.395cm" svg:x="4.482cm" svg:y="2.003cm">
          <draw:text-box>
            <text:p><text:span text:style-name="T26">Z</text:span></text:p>
          </draw:text-box>
        </draw:frame>
        <draw:frame draw:style-name="gr52" draw:text-style-name="P32" draw:layer="layout" svg:width="0.218cm" svg:height="0.395cm" svg:x="7.482cm" svg:y="2.004cm">
          <draw:text-box>
            <text:p><text:span text:style-name="T26">Z</text:span></text:p>
          </draw:text-box>
        </draw:frame>
        <draw:line draw:style-name="gr53" draw:text-style-name="P3" draw:layer="layout" svg:x1="1.7cm" svg:y1="1cm" svg:x2="1.7cm" svg:y2="2.7cm">
          <text:p/>
        </draw:line>
        <draw:line draw:style-name="gr53" draw:text-style-name="P3" draw:layer="layout" svg:x1="3.2cm" svg:y1="1cm" svg:x2="3.2cm" svg:y2="2.7cm">
          <text:p/>
        </draw:line>
        <draw:line draw:style-name="gr53" draw:text-style-name="P3" draw:layer="layout" svg:x1="4.7cm" svg:y1="1cm" svg:x2="4.7cm" svg:y2="2.7cm">
          <text:p/>
        </draw:line>
        <draw:line draw:style-name="gr53" draw:text-style-name="P3" draw:layer="layout" svg:x1="6.2cm" svg:y1="1cm" svg:x2="6.2cm" svg:y2="2.7cm">
          <text:p/>
        </draw:line>
        <draw:line draw:style-name="gr53" draw:text-style-name="P3" draw:layer="layout" svg:x1="7.7cm" svg:y1="1cm" svg:x2="7.7cm" svg:y2="2.7cm">
          <text:p/>
        </draw:line>
        <draw:line draw:style-name="gr54" draw:text-style-name="P3" draw:layer="layout" svg:x1="1.7cm" svg:y1="1.6cm" svg:x2="1.7cm" svg:y2="2.7cm">
          <text:p/>
        </draw:line>
        <draw:line draw:style-name="gr54" draw:text-style-name="P3" draw:layer="layout" svg:x1="3.7cm" svg:y1="1.6cm" svg:x2="3.7cm" svg:y2="2.7cm">
          <text:p/>
        </draw:line>
        <draw:line draw:style-name="gr54" draw:text-style-name="P3" draw:layer="layout" svg:x1="5.7cm" svg:y1="1.6cm" svg:x2="5.7cm" svg:y2="2.7cm">
          <text:p/>
        </draw:line>
        <draw:line draw:style-name="gr54" draw:text-style-name="P3" draw:layer="layout" svg:x1="7.7cm" svg:y1="1.6cm" svg:x2="7.7cm" svg:y2="2.7cm">
          <text:p/>
        </draw:line>
        <draw:line draw:style-name="gr55" draw:text-style-name="P3" draw:layer="layout" svg:x1="1.7cm" svg:y1="2cm" svg:x2="1.7cm" svg:y2="2.7cm">
          <text:p/>
        </draw:line>
        <draw:line draw:style-name="gr55" draw:text-style-name="P3" draw:layer="layout" svg:x1="4.7cm" svg:y1="2cm" svg:x2="4.7cm" svg:y2="2.7cm">
          <text:p/>
        </draw:line>
        <draw:line draw:style-name="gr55" draw:text-style-name="P3" draw:layer="layout" svg:x1="7.7cm" svg:y1="2cm" svg:x2="7.7cm" svg:y2="2.7cm">
          <text:p/>
        </draw:line>
        <draw:frame draw:style-name="gr51" draw:text-style-name="P30" draw:layer="layout" svg:width="0.256cm" svg:height="0.395cm" svg:x="1.844cm" svg:y="3.701cm">
          <draw:text-box>
            <text:p><text:span text:style-name="T24">N</text:span></text:p>
          </draw:text-box>
        </draw:frame>
        <draw:frame draw:style-name="gr51" draw:text-style-name="P31" draw:layer="layout" svg:width="0.256cm" svg:height="0.395cm" svg:x="3.844cm" svg:y="3.702cm">
          <draw:text-box>
            <text:p><text:span text:style-name="T25">D</text:span></text:p>
          </draw:text-box>
        </draw:frame>
        <draw:frame draw:style-name="gr52" draw:text-style-name="P32" draw:layer="layout" svg:width="0.218cm" svg:height="0.395cm" svg:x="5.844cm" svg:y="3.703cm">
          <draw:text-box>
            <text:p><text:span text:style-name="T26">Z</text:span></text:p>
          </draw:text-box>
        </draw:frame>
        <draw:frame draw:style-name="gr56" draw:text-style-name="P30" draw:layer="layout" svg:width="0.798cm" svg:height="0.395cm" svg:x="2.344cm" svg:y="3.702cm">
          <draw:text-box>
            <text:p><text:span text:style-name="T24">Najla</text:span></text:p>
          </draw:text-box>
        </draw:frame>
        <draw:frame draw:style-name="gr57" draw:text-style-name="P31" draw:layer="layout" svg:width="0.916cm" svg:height="0.395cm" svg:x="4.344cm" svg:y="3.703cm">
          <draw:text-box>
            <text:p><text:span text:style-name="T25">Douja</text:span></text:p>
          </draw:text-box>
        </draw:frame>
        <draw:frame draw:style-name="gr58" draw:text-style-name="P32" draw:layer="layout" svg:width="0.921cm" svg:height="0.395cm" svg:x="6.344cm" svg:y="3.704cm">
          <draw:text-box>
            <text:p><text:span text:style-name="T26">Zohra</text:span></text:p>
          </draw:text-box>
        </draw:frame>
        <draw:custom-shape draw:style-name="gr59" draw:text-style-name="P3" draw:layer="layout" svg:width="0.5cm" svg:height="0.5cm" svg:x="1.7cm" svg:y="3.6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5cm" svg:height="0.5cm" svg:x="3.7cm" svg:y="3.6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5cm" svg:height="0.5cm" svg:x="5.7cm" svg:y="3.65cm">
          <text:p/>
          <draw:enhanced-geometry svg:viewBox="0 0 21600 21600" draw:type="rectangle" draw:enhanced-path="M 0 0 L 21600 0 21600 21600 0 21600 0 0 Z N"/>
        </draw:custom-shape>
        <draw:frame draw:style-name="gr62" draw:text-style-name="P33" draw:layer="layout" svg:width="2.915cm" svg:height="0.395cm" svg:x="3.493cm" svg:y="4.351cm">
          <draw:text-box>
            <text:p text:style-name="P26"><text:span text:style-name="T23">Jours de lessivage</text:span></text:p>
          </draw:text-box>
        </draw:frame>
        <draw:custom-shape draw:style-name="gr63" draw:text-style-name="P35" xml:id="id28" draw:id="id28" draw:layer="layout" svg:width="4.5cm" svg:height="1.7cm" svg:x="7.1cm" svg:y="5.5cm">
          <text:p text:style-name="P34"><text:span text:style-name="T27">PP</text:span></text:p>
          <text:p text:style-name="P34">lessive_2</text:p>
          <draw:enhanced-geometry svg:viewBox="0 0 21600 21600" draw:type="rectangle" draw:enhanced-path="M 0 0 L 21600 0 21600 21600 0 21600 0 0 Z N"/>
        </draw:custom-shape>
        <draw:custom-shape draw:style-name="gr64" draw:text-style-name="P35" xml:id="id29" draw:id="id29" draw:layer="layout" svg:width="4.5cm" svg:height="1.7cm" svg:x="3.85cm" svg:y="8.9cm">
          <text:p text:style-name="P34"><text:span text:style-name="T27">procédure</text:span></text:p>
          <text:p text:style-name="P34">saisie</text:p>
          <draw:enhanced-geometry svg:viewBox="0 0 21600 21600" draw:type="rectangle" draw:enhanced-path="M 0 0 L 21600 0 21600 21600 0 21600 0 0 Z N"/>
        </draw:custom-shape>
        <draw:custom-shape draw:style-name="gr65" draw:text-style-name="P35" xml:id="id30" draw:id="id30" draw:layer="layout" svg:width="4.5cm" svg:height="1.7cm" svg:x="10.35cm" svg:y="8.9cm">
          <text:p text:style-name="P34"><text:span text:style-name="T27">fonction</text:span></text:p>
          <text:p text:style-name="P34">ppc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3" draw:layer="layout" draw:type="lines" svg:x1="9.35cm" svg:y1="7.2cm" svg:x2="6.1cm" svg:y2="8.9cm" draw:start-shape="id28" draw:start-glue-point="2" draw:end-shape="id29" draw:end-glue-point="0" svg:d="M9350 7200v541l-3250 618v541" svg:viewBox="0 0 3251 1701">
          <text:p/>
        </draw:connector>
        <draw:connector draw:style-name="gr67" draw:text-style-name="P3" draw:layer="layout" draw:type="lines" svg:x1="9.35cm" svg:y1="7.2cm" svg:x2="12.6cm" svg:y2="8.9cm" draw:start-shape="id28" draw:start-glue-point="2" draw:end-shape="id30" draw:end-glue-point="0" svg:d="M9350 7200v541l3250 618v541" svg:viewBox="0 0 3251 1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7 20 13" svg:d="M0 20l10-13 10 13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40" svg:d="M0 40l10-40 10 40z"/>
    <draw:marker draw:name="Extrémités_20_de_20_flèche_20_19" draw:display-name="Extrémités de flèche 19" svg:viewBox="0 0 1013 1130" svg:d="M1009 1050l-449-1008-22-30-29-12-34 12-21 26-449 1012-5 13v8l5 21 12 21 17 13 21 4h903l21-4 21-13 9-21 4-21v-8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1131 1580" svg:d="M1013 1491l118 89-567-1580-564 1580 114-85 136-68 148-46 161-17 161 13 153 46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8" draw:display-name="Extrémités de flèche 8" svg:viewBox="0 0 1131 754" svg:d="M566 0l-566 754 114-85 136-68 148-46 161-17 161 13 153 46 140 68 118 89z"/>
    <draw:marker draw:name="Extrémités_20_de_20_flèche_20_9" draw:display-name="Extrémités de flèche 9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16:09:51.619000000</meta:creation-date>
    <dc:date>2021-12-18T20:51:33.226181433</dc:date>
    <meta:editing-duration>PT2H20M50S</meta:editing-duration>
    <meta:editing-cycles>6</meta:editing-cycles>
    <meta:generator>LibreOffice/7.2.3.2$Linux_X86_64 LibreOffice_project/a49ed84f3d037188bbbcb324f9afc3796d887539</meta:generator>
    <meta:document-statistic meta:object-count="129"/>
  </office:meta>
</office:document-meta>
</file>